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ccanthis ADF Std" fo:font-size="12pt" officeooo:rsid="00409af8" officeooo:paragraph-rsid="0016d635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ccanthis ADF Std" fo:font-size="12pt" officeooo:rsid="0042846d" officeooo:paragraph-rsid="0016d635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ccanthis ADF Std" fo:font-size="12pt" fo:letter-spacing="normal" fo:font-style="normal" fo:font-weight="normal" officeooo:rsid="0042846d" officeooo:paragraph-rsid="0016d635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ccanthis ADF Std" fo:font-size="12pt" fo:letter-spacing="normal" fo:font-style="normal" fo:font-weight="normal" officeooo:paragraph-rsid="0016d635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ccanthis ADF Std" fo:font-size="12pt" officeooo:rsid="00409af8" officeooo:paragraph-rsid="0016d635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ccanthis ADF Std" fo:font-size="12pt" officeooo:paragraph-rsid="0016d635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ccanthis ADF Std" fo:font-size="12pt" officeooo:rsid="00421542" officeooo:paragraph-rsid="0016d635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ccanthis ADF Std" fo:font-size="12pt" officeooo:rsid="0042846d" officeooo:paragraph-rsid="0016d635" style:font-size-asian="12pt" style:font-size-complex="12pt"/>
    </style:style>
    <style:style style:name="P9" style:family="paragraph" style:parent-style-name="Standard">
      <style:paragraph-properties fo:margin-left="0.529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ccanthis ADF Std" fo:font-size="12pt" fo:letter-spacing="normal" fo:font-style="normal" fo:font-weight="normal" officeooo:paragraph-rsid="0016d635" style:font-size-asian="12pt" style:font-size-complex="12pt"/>
    </style:style>
    <style:style style:name="P1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ccanthis ADF Std" fo:font-size="12pt" officeooo:rsid="00421542" officeooo:paragraph-rsid="0016d635" style:font-size-asian="12pt" style:font-size-complex="12pt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ccanthis ADF Std" fo:font-size="12pt" officeooo:rsid="0042846d" officeooo:paragraph-rsid="0016d635" style:font-size-asian="12pt" style:font-size-complex="12pt"/>
    </style:style>
    <style:style style:name="T1" style:family="text">
      <style:text-properties officeooo:rsid="00421542"/>
    </style:style>
    <style:style style:name="T2" style:family="text">
      <style:text-properties fo:color="#000000"/>
    </style:style>
    <style:style style:name="T3" style:family="text">
      <style:text-properties fo:color="#000000" officeooo:rsid="00459397"/>
    </style:style>
    <style:style style:name="T4" style:family="text">
      <style:text-properties officeooo:rsid="00409af8"/>
    </style:style>
    <style:style style:name="T5" style:family="text">
      <style:text-properties officeooo:rsid="004326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&lt;TEI xmlns="http://www.tei-c.org/ns/1.0"&gt;</text:p>
      <text:p text:style-name="P5"><text:s text:c="4"/>&lt;teiHeader&gt;</text:p>
      <text:p text:style-name="P5"><text:s text:c="8"/>&lt;fileDesc&gt;</text:p>
      <text:p text:style-name="P5"><text:s text:c="12"/>&lt;titleStmt&gt;</text:p>
      <text:p text:style-name="P5"><text:s text:c="16"/>&lt;title&gt;Questiones in Meteorologica&lt;/title&gt;</text:p>
      <text:p text:style-name="P5"><text:s text:c="16"/>&lt;author&gt;Nicolas Oresme&lt;/author&gt;</text:p>
      <text:p text:style-name="P5"><text:s text:c="16"/>&lt;respStmt&gt;</text:p>
      <text:p text:style-name="P5"><text:s text:c="20"/>&lt;resp&gt;Kritische Edition&lt;/resp&gt;</text:p>
      <text:p text:style-name="P5"><text:s text:c="20"/>&lt;name&gt;Aurora Panzica&lt;/name&gt;</text:p>
      <text:p text:style-name="P5"><text:s text:c="16"/>&lt;/respStmt&gt;</text:p>
      <text:p text:style-name="P5"><text:s text:c="16"/>&lt;respStmt&gt;</text:p>
      <text:p text:style-name="P5"><text:s text:c="20"/>&lt;resp&gt;Digitale Edition &lt;/resp&gt;</text:p>
      <text:p text:style-name="P5"><text:s text:c="20"/>&lt;name&gt;Daria Kondakova, Aurora Panzica, Jelena Petrovic&lt;/name&gt;</text:p>
      <text:p text:style-name="P5"><text:s text:c="16"/>&lt;/respStmt&gt;</text:p>
      <text:p text:style-name="P5"><text:s text:c="12"/>&lt;/titleStmt&gt;</text:p>
      <text:p text:style-name="P5"><text:s text:c="12"/>&lt;publicationStmt&gt;</text:p>
      <text:p text:style-name="P5"><text:s text:c="16"/>&lt;publisher&gt;Daria Kondakova, Aurora Panzica, Jelena Petrovic&lt;/publisher&gt;</text:p>
      <text:p text:style-name="P5"><text:s text:c="16"/>&lt;availability status="restricted"&gt;</text:p>
      <text:p text:style-name="P5"><text:s text:c="20"/>&lt;p&gt;This text is made available for teaching and illustration purposes only.&lt;/p&gt;</text:p>
      <text:p text:style-name="P5"><text:s text:c="16"/>&lt;/availability&gt;</text:p>
      <text:p text:style-name="P5"><text:s text:c="12"/>&lt;/publicationStmt&gt;</text:p>
      <text:p text:style-name="P5"><text:s text:c="12"/>&lt;notesStmt&gt;</text:p>
      <text:p text:style-name="P5"><text:s text:c="16"/>&lt;note type="biographical" anchored="true"&gt;</text:p>
      <text:p text:style-name="P5"><text:s text:c="17"/>Diese Questiones wurden von Nikolaus Oresme im Rahmen seiner Lehrtätigkeit an der Universität Paris in 1346 geschrieben.</text:p>
      <text:p text:style-name="P5"><text:s text:c="16"/>&lt;/note&gt;</text:p>
      <text:p text:style-name="P5"><text:s text:c="16"/>&lt;note type="critical" anchored="true"&gt;</text:p>
      <text:p text:style-name="P5"><text:s text:c="20"/><text:span text:style-name="T1">Diese Digitale Edition wurde als Projekt im Rahmen des Seminars Einführung in digitale Daten und digitale Editionen hergestellt. </text:span></text:p>
      <text:p text:style-name="P5"><text:s text:c="16"/>&lt;/note&gt;</text:p>
      <text:p text:style-name="P5"><text:s text:c="12"/>&lt;/notesStmt&gt;</text:p>
      <text:p text:style-name="P5"><text:s text:c="12"/>&lt;sourceDesc&gt;</text:p>
      <text:p text:style-name="P5"><text:s text:c="16"/>&lt;p&gt;<text:span text:style-name="T2">Darmstadt, Universitäts- und Landesbibliothek (olim Hessische Landes- und Hochschulbibliothek), 2197, ff. 58r-92v; 125r-127v</text:span>&lt;/p&gt;</text:p>
      <text:p text:style-name="P5">&lt;p&gt;München, Bayerische <text:span text:style-name="T2">Staatsbibliothek, </text:span><text:span text:style-name="T3">Clm 4375, 19r-46r</text:span>&lt;/p&gt;</text:p>
      <text:p text:style-name="P1">&lt;p&gt;Kraków, Uniwersytet Jagielloński, Biblioteka Jagiellońska, 753, ff. 51r-83v&lt;/p&gt;</text:p>
      <text:p text:style-name="P5"><text:s text:c="12"/>&lt;/sourceDesc&gt;</text:p>
      <text:p text:style-name="P5"><text:s text:c="8"/>&lt;/fileDesc&gt;</text:p>
      <text:p text:style-name="P5"><text:s text:c="8"/>&lt;encodingDesc&gt;</text:p>
      <text:p text:style-name="P5"><text:s text:c="12"/>&lt;variantEncoding location="internal" method="parallel-segmentation"/&gt;</text:p>
      <text:p text:style-name="P5"><text:s text:c="8"/>&lt;/encodingDesc&gt;</text:p>
      <text:p text:style-name="P5"><text:s text:c="8"/>&lt;revisionDesc&gt;</text:p>
      <text:p text:style-name="P5"><text:s text:c="12"/>&lt;change&gt;Initial encoding</text:p>
      <text:p text:style-name="P5"><text:s text:c="16"/>&lt;date&gt;2016-12-20&lt;/date&gt;</text:p>
      <text:p text:style-name="P5"><text:s text:c="12"/>&lt;/change&gt;</text:p>
      <text:p text:style-name="P5"><text:s text:c="8"/>&lt;/revisionDesc&gt;</text:p>
      <text:p text:style-name="P5"><text:s text:c="4"/>&lt;/teiHeader&gt;</text:p>
      <text:p text:style-name="P5"><text:s text:c="2"/></text:p>
      <text:p text:style-name="P5"><text:s text:c="4"/>&lt;text&gt;</text:p>
      <text:p text:style-name="P5"><text:soft-page-break/><text:s text:c="8"/>&lt;front&gt;</text:p>
      <text:p text:style-name="P5"><text:s text:c="12"/>&lt;div&gt;</text:p>
      <text:p text:style-name="P5"><text:s text:c="16"/>&lt;listWit&gt;</text:p>
      <text:p text:style-name="P6"><text:span text:style-name="T4"><text:s text:c="20"/>&lt;witness xml:id="wit-2197"&gt;</text:span><text:span text:style-name="T2">Darmstadt, Universitäts- und Landesbibliothek (olim Hessische Landes- und Hochschulbibliothek), 2197, ff. 58r-92v; 125r-127v</text:span></text:p>
      <text:p text:style-name="P5">&lt;/witness&gt;</text:p>
      <text:p text:style-name="P6"><text:span text:style-name="T4"><text:s text:c="20"/>&lt;witness xml:id="wit-4375"&gt;München, Bayerische </text:span><text:span text:style-name="T2">Staatsbibliothek, </text:span><text:span text:style-name="T3">Clm 4375, 19r-46r</text:span></text:p>
      <text:p text:style-name="P5">&lt;/witness&gt;</text:p>
      <text:p text:style-name="P6"><text:span text:style-name="T4"><text:tab/> &lt;witness xml:id="wit-753"&gt;</text:span><text:span text:style-name="T2">Kraków, Uniwersytet Jagielloński, Biblioteka Jagiellońska, 753, ff. 51r-83v</text:span></text:p>
      <text:p text:style-name="P5">&lt;/witness&gt;</text:p>
      <text:p text:style-name="P5"><text:s text:c="16"/>&lt;/listWit&gt;</text:p>
      <text:p text:style-name="P5"><text:s text:c="12"/>&lt;/div&gt;</text:p>
      <text:p text:style-name="P5"><text:s text:c="8"/>&lt;/front&gt;</text:p>
      <text:p text:style-name="P5"><text:s text:c="8"/>&lt;body&gt;</text:p>
      <text:p text:style-name="P5"><text:s text:c="11"/><text:span text:style-name="T1">&lt;p&gt;</text:span></text:p>
      <text:p text:style-name="P10">Queritur quarto utrum aliquis motus localis in istis inferioribus sit effective a celo. Quia in precedenti questione dictum est quod celum agit in istis inferioribus mediante motu, lumine et etiam influentia, ideo nunc queritur de motu.</text:p>
      <text:p text:style-name="P7">&lt;/p&gt;</text:p>
      <text:p text:style-name="P7"/>
      <text:p text:style-name="P5"><text:s text:c="16"/>&lt;lb/&gt;</text:p>
      <text:p text:style-name="P8">&lt;p&gt;</text:p>
      <text:p text:style-name="P11">Rationes quod non</text:p>
      <text:p text:style-name="P8">&lt;/p&gt;</text:p>
      <text:p text:style-name="P5">&lt;lb/&gt;</text:p>
      <text:p text:style-name="P11">&lt;p&gt;</text:p>
      <text:p text:style-name="P11">Et arguitur quod non, quia intelligentia est appropriata </text:p>
      <text:p text:style-name="P11"/>
      <text:p text:style-name="P11"/>
      <text:p text:style-name="P3">&lt;app&gt;</text:p>
      <text:p text:style-name="P9">&lt;lem wit="#p2<text:span text:style-name="T5">197</text:span>"&gt;<text:span text:style-name="T5">orbi</text:span>&lt;/lem&gt;</text:p>
      <text:p text:style-name="P9">&lt;rdg wit="#p<text:span text:style-name="T5">4375 #p753</text:span>"&gt;<text:span text:style-name="T5">add. ex duodecimo Metaphyisice</text:span>&lt;/rdg&gt;</text:p>
      <text:p text:style-name="P4">&lt;/app&gt;</text:p>
      <text:p text:style-name="P11">, et non istis inferioribus; igitur solum movet orbem, et non ista inferiora.</text:p>
      <text:p text:style-name="P2">&lt;/p&gt;</text:p>
      <text:p text:style-name="P5"><text:s text:c="16"/>&lt;lb/&gt;</text:p>
      <text:p text:style-name="P5"><text:s text:c="6"/></text:p>
      <text:p text:style-name="P5"><text:s text:c="8"/>&lt;/body&gt;</text:p>
      <text:p text:style-name="P5"><text:s text:c="4"/>&lt;/text&gt;</text:p>
      <text:p text:style-name="P5">&lt;/TEI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1:07:42.318796267</meta:creation-date>
    <dc:date>2016-12-03T21:08:03.990432759</dc:date>
    <meta:editing-duration>PT22S</meta:editing-duration>
    <meta:editing-cycles>1</meta:editing-cycles>
    <meta:document-statistic meta:table-count="0" meta:image-count="0" meta:object-count="0" meta:page-count="2" meta:paragraph-count="80" meta:word-count="260" meta:character-count="3171" meta:non-whitespace-character-count="2233"/>
    <meta:generator>LibreOffice/5.1.4.2$Linux_X86_64 LibreOffice_project/10m0$Build-2</meta:generator>
  </office:meta>
</office:document-meta>
</file>